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bugg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bugger.clearInform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bugger.setDebugInf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ger.calcInf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Wrapper.getParameterNam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bug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bugger.getSitemapCounter(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bugger.Debu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ger.send( String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Debugger.sendFinal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bugger.pushInformation( Map info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questWrapper.RequestWrapper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Paramet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umerationFromIterator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numerationFromIterator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ger.addNamedInformation( String name , Map 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bugger.decSitemapCounter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umerationFromIterator.EnumerationFromIterator( Iterator 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ger.getDebugger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ger.sendSitemapElement( String type , String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bugger.xml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Query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bugger.incSitemapCounter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Wrapper.getParameterValue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bugger.popInform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bugger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bugger.xmlElement( String nam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ger.sendSitemapElement( String type , String configuration , Parameters 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ebug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bugger.isSocketReaderRead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